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7b979" officeooo:paragraph-rsid="0007b979"/>
    </style:style>
    <style:style style:name="P2" style:family="paragraph" style:parent-style-name="Text_20_body">
      <style:paragraph-properties fo:text-align="justify" style:justify-single-word="false"/>
      <style:text-properties officeooo:rsid="0006e08c" officeooo:paragraph-rsid="0006e08c"/>
    </style:style>
    <style:style style:name="P3" style:family="paragraph" style:parent-style-name="Text_20_body">
      <style:text-properties fo:font-weight="bold" officeooo:paragraph-rsid="0006e08c" style:font-weight-asian="bold" style:font-weight-complex="bold"/>
    </style:style>
    <style:style style:name="P4" style:family="paragraph" style:parent-style-name="Text_20_body">
      <style:paragraph-properties fo:text-align="justify" style:justify-single-word="false"/>
      <style:text-properties officeooo:rsid="0007b979" officeooo:paragraph-rsid="0007b979"/>
    </style:style>
    <style:style style:name="T1" style:family="text">
      <style:text-properties officeooo:rsid="0007b979"/>
    </style:style>
    <style:style style:name="T2" style:family="text">
      <style:text-properties officeooo:rsid="0009893f"/>
    </style:style>
    <style:style style:name="T3" style:family="text">
      <style:text-properties officeooo:rsid="000a17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Аукции во форма на игра</text:p>
      <text:p text:style-name="P3"/>
      <text:p text:style-name="P2"><text:tab/>Изработениот проект ќе претставува веб апликација која што всушност ќе има за улога низ мала забава да ги натера купувачите да купат продукти од одреден продавач и притоа да им обезбеди одредено ниво на забава. <text:span text:style-name="T1">Апликацијата ќе овозможи регистрирање на корисник, кој би можело да има улога на продавница, односно продавач или купувач, односно корисник кој дава своја понуда на одредена лицитација. Оваа апликација всушност претставува одлична можност за промоција или распродажба на една продавница. </text:span></text:p>
      <text:p text:style-name="P4"><text:tab/>Името на апликацијата доаѓа од нејзината замисла, односно корисниците или купувачите во овој случај ќе даваат свои понуди за одредени продукти за време на траење на аукцијата за тој продукт. Својството коешто додава во забавата на корисниците е всушност што целта на оваа апликација не е продуктот да биде купен од купувачот кој ќе даде најголема понуда. Оваа апликација функционира на тој начин што продавачот при објавување на самиот продукт за продажба става одредена цена (која е скриена за сите корисници и би требало да е промотивна со цел да направи реклама за својата компанија или самиот себеси), целта на купувачите е да дадат понуда која што е со најмала отстапка од првичната <text:span text:style-name="T3">поставена </text:span>цена на продавачот. Токму овој елемент додава во забавата, односно не секогаш победникот ќе биде најбогатиот купувач туку тој мора да има и елемент на среќа каде што ќе треба да биде најблиску до првичната цена објавена од продавачот. Овој начин на функционирање додава одредена забава но сепак може да е неправеден, па затоа бројот на понуди од <text:span text:style-name="T3">еден</text:span> купувач на одредена аукција ќе биде ограничен. <text:span text:style-name="T2">Исто така додатна возбуденост носи и фактот што секој корисник ќе има право на одреден број на понуди на месечно ниво, коешто секако ќе може да го надогради со плаќање на одредена сума на пари. Со цел да се зголеми промоцијата на продавницата и да се мотивираат и другите корисници коишто не победиле на лицитацијата, односно не дале цена најблиску до понудената, првите неколку корисници кои дале понуди со најмали отстапки од оргиналната цена ќе добијат купон за попуст или некаква награда од продавачот. </text:span></text:p>
      <text:p text:style-name="P4"><text:tab/><text:span text:style-name="T3">Замислата на оваа апликација е секоја продавница да оствари успешна распродажба на своите продукти и притоа да се промовира себеси со одредени попусти и за другите учесниците во лицитацијата. Додека за купувачите претставува форма на забава каде што можат да си ја пробаат среќата и да купат продукт по промотивна цена или да заработат попуст од продавачит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2T18:21:23.026478142</meta:creation-date>
    <dc:date>2020-12-12T18:57:58.558068190</dc:date>
    <meta:editing-duration>PT4M55S</meta:editing-duration>
    <meta:editing-cycles>1</meta:editing-cycles>
    <meta:document-statistic meta:table-count="0" meta:image-count="0" meta:object-count="0" meta:page-count="1" meta:paragraph-count="4" meta:word-count="401" meta:character-count="2486" meta:non-whitespace-character-count="2084"/>
    <meta:generator>LibreOffice/6.0.7.3$Linux_X86_64 LibreOffice_project/00m0$Build-3</meta:generator>
  </office:meta>
</office:document-meta>
</file>